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0CF73E1439B139099FF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Itálico" style:font-family-generic="swiss" style:font-pitch="variable"/>
    <style:font-face style:name="Arial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686ce"/>
    </style:style>
    <style:style style:name="P2" style:family="paragraph" style:parent-style-name="Text_20_body">
      <style:text-properties officeooo:rsid="00176c9f" officeooo:paragraph-rsid="00176c9f"/>
    </style:style>
    <style:style style:name="P3" style:family="paragraph" style:parent-style-name="Heading_20_1">
      <style:text-properties officeooo:rsid="000fd66b" officeooo:paragraph-rsid="000fd66b"/>
    </style:style>
    <style:style style:name="P4" style:family="paragraph" style:parent-style-name="Heading_20_1">
      <style:text-properties officeooo:rsid="0014c9d5" officeooo:paragraph-rsid="001686ce"/>
    </style:style>
    <style:style style:name="P5" style:family="paragraph" style:parent-style-name="Heading_20_1">
      <style:text-properties officeooo:rsid="001686ce" officeooo:paragraph-rsid="001686ce"/>
    </style:style>
    <style:style style:name="P6" style:family="paragraph" style:parent-style-name="Heading_20_1">
      <style:paragraph-properties fo:break-before="page"/>
      <style:text-properties officeooo:paragraph-rsid="0018d2a0"/>
    </style:style>
    <style:style style:name="P7" style:family="paragraph" style:parent-style-name="Text_20_body" style:list-style-name="L1">
      <style:paragraph-properties fo:line-height="150%"/>
      <style:text-properties officeooo:rsid="0014c9d5" officeooo:paragraph-rsid="0014c9d5"/>
    </style:style>
    <style:style style:name="P8" style:family="paragraph" style:parent-style-name="Text_20_body">
      <style:text-properties fo:font-style="normal" officeooo:rsid="001686ce" officeooo:paragraph-rsid="001686ce" style:font-style-asian="normal" style:font-style-complex="normal"/>
    </style:style>
    <style:style style:name="P9" style:family="paragraph" style:parent-style-name="Text_20_body">
      <style:text-properties fo:font-style="normal" officeooo:rsid="0017ee26" officeooo:paragraph-rsid="0017ee26" style:font-style-asian="normal" style:font-style-complex="normal"/>
    </style:style>
    <style:style style:name="P10" style:family="paragraph" style:parent-style-name="Text_20_body">
      <style:text-properties fo:font-weight="normal" officeooo:rsid="00176c9f" officeooo:paragraph-rsid="00176c9f" style:font-weight-asian="normal" style:font-weight-complex="normal"/>
    </style:style>
    <style:style style:name="P11" style:family="paragraph" style:parent-style-name="Text_20_body">
      <style:text-properties fo:font-weight="normal" officeooo:rsid="0017ee26" officeooo:paragraph-rsid="00176c9f" style:font-weight-asian="normal" style:font-weight-complex="normal"/>
    </style:style>
    <style:style style:name="P12" style:family="paragraph" style:parent-style-name="Text_20_body">
      <style:text-properties fo:font-weight="normal" officeooo:rsid="0017ee26" officeooo:paragraph-rsid="0017ee26" style:font-weight-asian="normal" style:font-weight-complex="normal"/>
    </style:style>
    <style:style style:name="P13" style:family="paragraph" style:parent-style-name="Text_20_body">
      <style:text-properties fo:font-style="italic" officeooo:rsid="001845e8" officeooo:paragraph-rsid="001845e8" style:font-style-asian="italic" style:font-style-complex="italic"/>
    </style:style>
    <style:style style:name="P14" style:family="paragraph" style:parent-style-name="Text_20_body">
      <style:text-properties officeooo:rsid="0018d2a0" officeooo:paragraph-rsid="0018d2a0"/>
    </style:style>
    <style:style style:name="P15" style:family="paragraph" style:parent-style-name="Text_20_body" style:list-style-name="L2">
      <style:text-properties officeooo:rsid="0018d2a0" officeooo:paragraph-rsid="0018d2a0"/>
    </style:style>
    <style:style style:name="P16" style:family="paragraph" style:parent-style-name="Text_20_body">
      <style:text-properties fo:font-weight="bold" officeooo:rsid="0018d2a0" officeooo:paragraph-rsid="0018d2a0" style:font-weight-asian="bold" style:font-weight-complex="bold"/>
    </style:style>
    <style:style style:name="P17" style:family="paragraph" style:parent-style-name="Text_20_body" style:list-style-name="L2">
      <style:text-properties officeooo:paragraph-rsid="0018d2a0"/>
    </style:style>
    <style:style style:name="P18" style:family="paragraph" style:parent-style-name="Text_20_body" style:list-style-name="L2">
      <style:text-properties officeooo:rsid="0018d2a0" officeooo:paragraph-rsid="0018d2a0" fo:background-color="transparent"/>
    </style:style>
    <style:style style:name="P19" style:family="paragraph" style:parent-style-name="Text_20_body" style:list-style-name="L2">
      <style:text-properties officeooo:rsid="001a7af2" officeooo:paragraph-rsid="001a7af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d2a0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fo:font-weight="bold" fo:background-color="transparent" loext:char-shading-value="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7ee26" style:font-weight-asian="normal" style:font-weight-complex="normal"/>
    </style:style>
    <style:style style:name="T9" style:family="text">
      <style:text-properties style:font-name="Arial2" fo:language="pt" fo:country="BR" fo:font-weight="normal" style:font-weight-asian="normal" style:font-weight-complex="normal"/>
    </style:style>
    <style:style style:name="T10" style:family="text">
      <style:text-properties fo:font-style="italic" officeooo:rsid="001686ce" style:font-style-asian="italic" style:font-style-complex="italic"/>
    </style:style>
    <style:style style:name="T11" style:family="text">
      <style:text-properties fo:font-style="normal" officeooo:rsid="001686ce" style:font-style-asian="normal" style:font-style-complex="normal"/>
    </style:style>
    <style:style style:name="T12" style:family="text">
      <style:text-properties fo:color="#c9211e" loext:opacity="100%"/>
    </style:style>
    <style:style style:name="T13" style:family="text">
      <style:text-properties fo:color="#388e3c" loext:opacity="100%" fo:font-weight="normal" style:font-weight-asian="normal" style:font-weight-complex="normal"/>
    </style:style>
    <style:style style:name="T14" style:family="text">
      <style:text-properties fo:color="#388e3c" loext:opacity="100%" fo:font-weight="bold" style:font-weight-asian="bold" style:font-weight-complex="bold"/>
    </style:style>
    <style:style style:name="T15" style:family="text">
      <style:text-properties fo:color="#ff1744" loext:opacity="100%" fo:font-weight="normal" style:font-weight-asian="normal" style:font-weight-complex="normal"/>
    </style:style>
    <style:style style:name="T16" style:family="text">
      <style:text-properties fo:color="#1b5e20" loext:opacity="100%"/>
    </style:style>
    <style:style style:name="T17" style:family="text">
      <style:text-properties fo:color="#1b5e20" loext:opacity="100%" fo:font-weight="normal" style:font-weight-asian="normal" style:font-weight-complex="normal"/>
    </style:style>
    <style:style style:name="T18" style:family="text">
      <style:text-properties fo:color="#1b5e20" loext:opacity="100%" fo:font-weight="bold" style:font-weight-asian="bold" style:font-weight-complex="bold"/>
    </style:style>
    <style:style style:name="T19" style:family="text">
      <style:text-properties fo:color="#1b5e20" loext:opacity="100%" fo:font-weight="bold" officeooo:rsid="0017ee26" style:font-weight-asian="bold" style:font-weight-complex="bold"/>
    </style:style>
    <style:style style:name="T20" style:family="text">
      <style:text-properties fo:color="#2e7d32" loext:opacity="100%"/>
    </style:style>
    <style:style style:name="T21" style:family="text">
      <style:text-properties fo:color="#2e7d32" loext:opacity="100%" fo:font-weight="bold" style:font-weight-asian="bold" style:font-weight-complex="bold"/>
    </style:style>
    <style:style style:name="T22" style:family="text">
      <style:text-properties fo:color="#2e7d32" loext:opacity="100%" fo:font-weight="normal" style:font-weight-asian="normal" style:font-weight-complex="normal"/>
    </style:style>
    <style:style style:name="T23" style:family="text">
      <style:text-properties officeooo:rsid="0018d2a0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18017931" text:style-name="Outline">
        <text:list-item>
          <text:h text:style-name="P3" text:outline-level="1">AULA – 05/05/2021</text:h>
        </text:list-item>
      </text:list>
      <text:list xml:id="list2740063935" text:style-name="L1">
        <text:list-header>
          <text:p text:style-name="P7">Apresentação de novo.</text:p>
        </text:list-header>
      </text:list>
      <text:list xml:id="list211211278781872" text:continue-list="list2418017931" text:style-name="Outline">
        <text:list-item>
          <text:h text:style-name="P4" text:outline-level="1">AULA – 12/05/2021</text:h>
        </text:list-item>
        <text:list-item>
          <text:h text:style-name="P5" text:outline-level="1">Ministério infantil</text:h>
        </text:list-item>
      </text:list>
      <text:p text:style-name="P1"><text:tab/>“<text:span text:style-name="T10">Mover o coração do pastor.</text:span><text:span text:style-name="T11">”</text:span></text:p>
      <text:p text:style-name="P8"/>
      <text:p text:style-name="P8"><text:tab/>Mostrar o seu trabalho para os pais. Ou melhor, Trabalhe.</text:p>
      <text:p text:style-name="P9"/>
      <text:p text:style-name="P9"/>
      <text:p text:style-name="P9">Fazer uma aula infantil</text:p>
      <text:p text:style-name="P9"/>
      <text:p text:style-name="P2">Educação: aponta para o ato de conduzir para fora; Assim educar implica em conduzir seus alunos até o ponto em que eles encontraram as devidas conclusões e ou segurança e se fortaleçam para caminharem “sozinhos”</text:p>
      <text:p text:style-name="P2"/>
      <text:p text:style-name="P2">A educação cristã<text:span text:style-name="T12"> não consiste</text:span> <text:span text:style-name="T1">somente</text:span><text:span text:style-name="T7"> no ato de</text:span><text:span text:style-name="T13"> ensinar</text:span><text:span text:style-name="T7">, mais que isso, é </text:span><text:span text:style-name="T14">plantar no coração de cada criança</text:span><text:span text:style-name="T7"> a necessidade de uma busca espiritual constante ao longo de uma infância</text:span></text:p>
      <text:p text:style-name="P10"/>
      <text:p text:style-name="P10">Não existe terreno mais fértil para plantar a semente do evangelho do que o coração de uma criança.</text:p>
      <text:p text:style-name="P10"/>
      <text:p text:style-name="P2"><text:span text:style-name="T7">O Professor que tem a concepção de que aprende enquanto ensina, também é capaz de </text:span><text:span text:style-name="T1">enxergar</text:span><text:span text:style-name="T7"> com outros olhos e suas </text:span><text:span text:style-name="T1">crianças</text:span><text:span text:style-name="T7">, </text:span><text:span text:style-name="T1">valorizando-as</text:span><text:span text:style-name="T7">, </text:span><text:span text:style-name="T1">compreendendo-as</text:span><text:span text:style-name="T7"> em suas </text:span><text:span text:style-name="T15">diferenças e dificuldades</text:span><text:span text:style-name="T7">. </text:span><text:span text:style-name="T1">Preocupando-se</text:span><text:span text:style-name="T7"> em </text:span><text:span text:style-name="T17">ofertar</text:span><text:span text:style-name="T7"> para elas um </text:span><text:span text:style-name="T18">ambiente rico e acolhedo</text:span><text:span text:style-name="T19">r</text:span><text:span text:style-name="T7">, </text:span><text:span text:style-name="T8">que realmente as “prepare para a vida com cristo” em todos os níveis do comportamento humano: psicólogo, espiritual e social.</text:span></text:p>
      <text:p text:style-name="P11"/>
      <text:p text:style-name="P12">Aprender, significa <text:span text:style-name="T20">tomar o conhecimento para si</text:span>, apropriar-se dele. É deste tipo de aprendizagem que estamos falando. Da aprendizagem que tem objetivo, <text:span text:style-name="T18">contexto e significação para a vida das crianças</text:span>, desde a mais tenra idade. Nossas aulas têm que ter sentido, nossas mensagens têm que ter conteúdos bíblicos e não seculares e aleatórios.</text:p>
      <text:p text:style-name="P12"/>
      <text:p text:style-name="P13"><text:span text:style-name="T7">É fundamental que ele </text:span><text:span text:style-name="T21">desperte nas crianças o desejo de aprender</text:span><text:span text:style-name="T7">, de construir e de vivenciar a mensagem que está sendo passada para ela em todas as suas vertentes, através da </text:span><text:span text:style-name="T1">música</text:span><text:span text:style-name="T7">, </text:span><text:span text:style-name="T1">arte</text:span><text:span text:style-name="T7">, da </text:span><text:span text:style-name="T1">dança</text:span><text:span text:style-name="T7">, da </text:span><text:span text:style-name="T1">escrita</text:span><text:span text:style-name="T7">, da </text:span><text:span text:style-name="T1">fala</text:span><text:span text:style-name="T9">,</text:span><text:span text:style-name="T1"> </text:span><text:span text:style-name="T7">do </text:span><text:span text:style-name="T1">teatro</text:span><text:span text:style-name="T7">, do raciocínio lógico e matemático, da relação com a natureza, da criatividade, da </text:span><text:span text:style-name="T1">autonomia</text:span><text:span text:style-name="T7">, da </text:span><text:span text:style-name="T1">interação</text:span><text:span text:style-name="T7"> com </text:span><text:span text:style-name="T1">colegas</text:span><text:span text:style-name="T7"> e </text:span><text:span text:style-name="T1">professores</text:span><text:span text:style-name="T7">, especialmente da</text:span><text:span text:style-name="T22"> alegria no mais amplo sentido da palavra</text:span><text:span text:style-name="T7">.</text:span></text:p>
      <text:list xml:id="list211211400321298" text:continue-numbering="true" text:style-name="Outline">
        <text:list-item>
          <text:h text:style-name="P6" text:outline-level="1"><text:span text:style-name="T23">Aula 19 de maio de 2021</text:span></text:h>
        </text:list-item>
      </text:list>
      <text:p text:style-name="Text_20_body">Última aula será dia 16 de junho</text:p>
      <text:p text:style-name="Text_20_body"/>
      <text:p text:style-name="P14">Vamos fazer o trabalho como se fossemos dar uma aula pra crianças. Descritiva.</text:p>
      <text:p text:style-name="P14">Além de apresentar precisa da aula IMPRESSA.</text:p>
      <text:p text:style-name="P14"/>
      <text:p text:style-name="P16"/>
      <text:list xml:id="list4018472349" text:style-name="L2">
        <text:list-item>
          <text:p text:style-name="P17"><text:span text:style-name="T2">PRIMEIRO O VERSÍCULO BASE</text:span></text:p>
        </text:list-item>
        <text:list-item>
          <text:p text:style-name="P15"><text:span text:style-name="T1">HISTÓRIA</text:span></text:p>
        </text:list-item>
        <text:list-item>
          <text:p text:style-name="P15"><text:span text:style-name="T1">PASSO A PASSO DA AULA (DINÂMICA, HINO INFANTIL, DANÇAR)</text:span></text:p>
        </text:list-item>
        <text:list-item>
          <text:p text:style-name="P15"><text:span text:style-name="T1">DURAÇÃO EM MÉDIA DE </text:span><text:span text:style-name="T5">45 MINUTOS</text:span><text:span text:style-name="T1"> ATÉ </text:span><text:span text:style-name="T5">1 HORA</text:span></text:p>
        </text:list-item>
        <text:list-item>
          <text:p text:style-name="P19"><text:span text:style-name="T6">TEMPO DE APRESENTAÇÃO:</text:span><text:span text:style-name="T5"> 10 MINUTOS</text:span></text:p>
        </text:list-item>
        <text:list-item>
          <text:p text:style-name="P18"><text:span text:style-name="T1">RECURSOS VISUAIS</text:span></text:p>
        </text:list-item>
        <text:list-item>
          <text:p text:style-name="P18"><text:span text:style-name="T1">RESGATAR A RAIZ</text:span></text:p>
        </text:list-item>
      </text:list>
      <text:p text:style-name="P14"/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Itálico" style:font-family-generic="swiss" style:font-pitch="variable"/>
    <style:font-face style:name="Arial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language="pt" fo:country="BR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fo:text-transform="uppercase" style:font-name="Arial2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2" fo:font-family="Arial" style:font-style-name="Normal" style:font-family-generic="swiss" style:font-pitch="variable" fo:language="pt" fo:country="BR"/>
    </style:style>
    <style:style style:name="List" style:family="paragraph" loext:hidden="true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2" fo:font-family="Arial" style:font-style-name="Normal" style:font-family-generic="swiss" style:font-pitch="variable" fo:language="pt" fo:country="BR"/>
    </style:style>
    <style:style style:name="Abstrato" style:family="paragraph" style:parent-style-name="Standard">
      <style:paragraph-properties fo:margin-left="8.999cm" fo:margin-right="0cm" fo:text-indent="0cm" style:auto-text-indent="false"/>
    </style:style>
    <style:style style:name="Strong_20_Emphasis" style:display-name="Strong Emphasis" style:family="text">
      <style:text-properties style:font-name="Arial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font-name="Arial2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Arial2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Caption_20_characters" style:display-name="Caption characters" style:family="text" loext:hidden="true" style:hidden="true"/>
    <style:style style:name="Endnote_20_Symbol" style:display-name="Endnote Symbol" style:family="text" loext:hidden="true" style:hidden="true"/>
    <style:style style:name="Source_20_Text" style:display-name="Source Text" style:family="text">
      <style:text-properties style:font-name="Arial2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style:style style:name="Index_20_Link" style:display-name="Index Link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Line_20_numbering" style:display-name="Line numbering" style:family="text" loext:hidden="true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width="17cm" svg:height="2.748cm" draw:z-index="1"><draw:image xlink:href="Pictures/1000000000000500000000CF73E1439B139099FF.jpg" xlink:type="simple" xlink:show="embed" xlink:actuate="onLoad" draw:mime-type="image/jpeg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9T21:05:48.077000000</dc:date>
    <meta:editing-duration>PT30M16S</meta:editing-duration>
    <meta:editing-cycles>4</meta:editing-cycles>
    <meta:generator>LibreOffice/7.1.2.2$Windows_X86_64 LibreOffice_project/8a45595d069ef5570103caea1b71cc9d82b2aae4</meta:generator>
    <meta:document-statistic meta:table-count="0" meta:image-count="1" meta:object-count="0" meta:page-count="2" meta:paragraph-count="24" meta:word-count="369" meta:character-count="2201" meta:non-whitespace-character-count="1860"/>
  </office:meta>
</office:document-meta>
</file>